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4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 8 : <text:s/>L'État et les finalités de la politique économique</text:p>
      <text:p text:style-name="P2">(Approche Économique)</text:p>
      <text:p text:style-name="P2"/>
      <text:p text:style-name="P11">2 compétences attendues :</text:p>
      <text:list xml:id="list7524424574851956882" text:style-name="L1">
        <text:list-item>
          <text:p text:style-name="P4">Être capable d'identifier le principe des politiques économiques</text:p>
        </text:list-item>
        <text:list-item>
          <text:p text:style-name="P4">Être capable d'identifier les objectifs des politiques économiques</text:p>
        </text:list-item>
      </text:list>
      <text:p text:style-name="P3"/>
      <text:p text:style-name="P11">Plan du chapitre :</text:p>
      <text:p text:style-name="P11"/>
      <text:p text:style-name="P3">I – Les différentes fonctions de l'Etat</text:p>
      <text:p text:style-name="P3">II – Le concept « politique économique »</text:p>
      <text:p text:style-name="P3">III – L'objectif de croissance économique</text:p>
      <text:p text:style-name="P3">IV – L'objectif de développement économique</text:p>
      <text:p text:style-name="P3">V – L'objectif du développement durable</text:p>
      <text:p text:style-name="P3"/>
      <text:p text:style-name="P3"/>
      <text:p text:style-name="P3"/>
      <text:p text:style-name="P10">I – Voir plan</text:p>
      <text:p text:style-name="P10"/>
      <text:p text:style-name="P11">Les fonctions régaliennes de l'Etat</text:p>
      <text:p text:style-name="P11"/>
      <text:list xml:id="list4974384954216585099" text:style-name="L2">
        <text:list-item>
          <text:p text:style-name="P5">Définition : Fonctions qui appartiennent à tout Etat du fait de sa nature juridique</text:p>
          <text:p text:style-name="P5"/>
        </text:list-item>
        <text:list-item>
          <text:p text:style-name="P5">Identification des 4 fonctions régaliennes :</text:p>
        </text:list-item>
      </text:list>
      <text:list xml:id="list1029128080629773403" text:style-name="L3">
        <text:list-item>
          <text:p text:style-name="P6">L'Armée</text:p>
        </text:list-item>
        <text:list-item>
          <text:p text:style-name="P6">La Police</text:p>
        </text:list-item>
        <text:list-item>
          <text:p text:style-name="P6">La Justice</text:p>
        </text:list-item>
        <text:list-item>
          <text:p text:style-name="P6">La Monnaie</text:p>
        </text:list-item>
      </text:list>
      <text:p text:style-name="P3"/>
      <text:p text:style-name="P3"/>
      <text:p text:style-name="P11">Présentation générale des 3 fonctions de l'Etat</text:p>
      <text:p text:style-name="P11"/>
      <text:list xml:id="list8045647699983105520" text:style-name="L4">
        <text:list-item>
          <text:p text:style-name="P7">Fonction d'allocation : Intervention de l'Etat en cas de dysfonctionnements ou d'insuffisances des marchés afin de fluidifier les échanges et soutenir l'activité économique</text:p>
        </text:list-item>
        <text:list-item>
          <text:p text:style-name="P7">Fonction de redistribution : Intervention de l'Etat visant à réduire les inégalités</text:p>
        </text:list-item>
        <text:list-item>
          <text:p text:style-name="P7">Fonction de régulation : <text:s/>Intervention de l'Etat visant à lutter contre les grands déséquilibres économiques</text:p>
        </text:list-item>
      </text:list>
      <text:p text:style-name="P3"/>
      <text:p text:style-name="P3"/>
      <text:p text:style-name="P11">Contexte de la fonction d'allocation</text:p>
      <text:p text:style-name="P11"/>
      <text:list xml:id="list3073517713604559104" text:style-name="L5">
        <text:list-item>
          <text:p text:style-name="P8">But : Allouer les ressources nécessaires pour lutter contres les défaillances du <text:soft-page-break/>marché</text:p>
        </text:list-item>
        <text:list-item>
          <text:p text:style-name="P8">4 contextes d'interventions :</text:p>
        </text:list-item>
      </text:list>
      <text:list xml:id="list20467507830848289" text:style-name="L6">
        <text:list-item>
          <text:p text:style-name="P9">Faible concurrence</text:p>
        </text:list-item>
        <text:list-item>
          <text:p text:style-name="P9">Inexistence de biens publics</text:p>
        </text:list-item>
        <text:list-item>
          <text:p text:style-name="P9">Présence d'externalités</text:p>
        </text:list-item>
        <text:list-item>
          <text:p text:style-name="P9">Insuffisance d'information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2-01T09:03:49</meta:creation-date>
    <meta:document-statistic meta:table-count="0" meta:image-count="0" meta:object-count="0" meta:page-count="2" meta:paragraph-count="30" meta:word-count="212" meta:character-count="1351"/>
    <dc:date>2022-02-01T09:49:09</dc:date>
    <dc:creator>Jordan </dc:creator>
    <meta:editing-duration>PT15M</meta:editing-duration>
    <meta:editing-cycles>1</meta:editing-cycles>
    <meta:generator>OpenOffice/4.1.7$Unix OpenOffice.org_project/417m1$Build-9800</meta:generator>
  </office:meta>
</office:document-meta>
</file>